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e8c" officeooo:paragraph-rsid="00032e8c"/>
    </style:style>
    <style:style style:name="P2" style:family="paragraph" style:parent-style-name="Standard">
      <style:text-properties officeooo:paragraph-rsid="00032e8c"/>
    </style:style>
    <style:style style:name="T1" style:family="text">
      <style:text-properties officeooo:rsid="00032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)</text:span></text:p>
      <text:p text:style-name="P2"/>
      <text:p text:style-name="P2">from sklearn.feature_extraction.text import TfidfVectorizer</text:p>
      <text:p text:style-name="Standard">from sklearn.metrics.pairwise import cosine_similarity</text:p>
      <text:p text:style-name="Standard"/>
      <text:p text:style-name="Standard">p1 = "The language learning platform helps users improve vocabulary."</text:p>
      <text:p text:style-name="Standard">p2 = "This system suggests synonyms to expand vocabulary."</text:p>
      <text:p text:style-name="Standard"/>
      <text:p text:style-name="Standard">vec = TfidfVectorizer().fit_transform([p1, p2])</text:p>
      <text:p text:style-name="Standard">score = cosine_similarity(vec[0], vec[1])[0][0]</text:p>
      <text:p text:style-name="Standard"/>
      <text:p text:style-name="Standard">level = "High" if score &gt;= 0.75 else "Medium" if score &gt;= 0.40 else "Low"</text:p>
      <text:p text:style-name="Standard"/>
      <text:p text:style-name="Standard">print("Cosine Score:", score)</text:p>
      <text:p text:style-name="Standard">print("Similarity Level:", level)</text:p>
      <text:p text:style-name="Standard"/>
      <text:p text:style-name="P1">2)</text:p>
      <text:p text:style-name="P1"/>
      <text:p text:style-name="P1"/>
      <text:p text:style-name="P1">p1 = "The language learning platform helps users improve vocabulary."</text:p>
      <text:p text:style-name="P1">p2 = "This system suggests synonyms to expand vocabulary."</text:p>
      <text:p text:style-name="P1"/>
      <text:p text:style-name="P1">set1,set2=set(p1.lower().split()),set(p2.lower().split())</text:p>
      <text:p text:style-name="P1">score=len(set1&amp;set2)/len(set1|set2)</text:p>
      <text:p text:style-name="P1">level = "High" if score &gt;= 0.75 else "Medium" if score &gt;= 0.40 else "Low"</text:p>
      <text:p text:style-name="P1"/>
      <text:p text:style-name="P1">print("Jaccard Score:", score)</text:p>
      <text:p text:style-name="P1">print("Similarity Level:", leve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5:41:53.546657151</meta:creation-date>
    <dc:date>2026-03-03T15:43:17.030629607</dc:date>
    <meta:editing-duration>PT1M26S</meta:editing-duration>
    <meta:editing-cycles>1</meta:editing-cycles>
    <meta:document-statistic meta:table-count="0" meta:image-count="0" meta:object-count="0" meta:page-count="1" meta:paragraph-count="18" meta:word-count="100" meta:character-count="828" meta:non-whitespace-character-count="746"/>
    <meta:generator>LibreOffice/7.3.7.2$Linux_X86_64 LibreOffice_project/30$Build-2</meta:generator>
  </office:meta>
</office:document-meta>
</file>